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114" officeooo:paragraph-rsid="001cb114"/>
    </style:style>
    <style:style style:name="P2" style:family="paragraph" style:parent-style-name="Standard">
      <style:text-properties officeooo:rsid="001cb114" officeooo:paragraph-rsid="001e242a"/>
    </style:style>
    <style:style style:name="P3" style:family="paragraph" style:parent-style-name="Standard">
      <style:text-properties officeooo:rsid="001e242a" officeooo:paragraph-rsid="001e242a"/>
    </style:style>
    <style:style style:name="P4" style:family="paragraph" style:parent-style-name="Standard">
      <style:text-properties officeooo:rsid="001f2c68" officeooo:paragraph-rsid="001f2c68"/>
    </style:style>
    <style:style style:name="P5" style:family="paragraph" style:parent-style-name="Standard">
      <style:text-properties officeooo:rsid="001cb114" officeooo:paragraph-rsid="001cb114"/>
    </style:style>
    <style:style style:name="P6" style:family="paragraph" style:parent-style-name="Standard">
      <style:text-properties officeooo:rsid="001f2c68" officeooo:paragraph-rsid="001f2c68"/>
    </style:style>
    <style:style style:name="T1" style:family="text">
      <style:text-properties officeooo:rsid="001e242a"/>
    </style:style>
    <style:style style:name="T2" style:family="text">
      <style:text-properties officeooo:rsid="001f2c68"/>
    </style:style>
    <style:style style:name="T3" style:family="text">
      <style:text-properties officeooo:rsid="00204f58"/>
    </style:style>
    <style:style style:name="T4" style:family="text">
      <style:text-properties officeooo:rsid="0024f1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string operations: </text:p>
      <text:p text:style-name="P1"/>
      <text:p text:style-name="P1">Q1. Print the following statements as a message in python interpreter. </text:p>
      <text:p text:style-name="P1"><text:s/><text:tab/>a) Charlie said “We have to buy dinner and I have only $10 with me.” </text:p>
      <text:p text:style-name="P1"><text:tab/>b) Please get my pencil from Virendra’s bag. </text:p>
      <text:p text:style-name="P1"><text:tab/>c)<text:tab/>Names <text:tab/>Age </text:p>
      <text:p text:style-name="P1"><text:tab/><text:tab/> Rita <text:tab/><text:tab/>10 years</text:p>
      <text:p text:style-name="P1"><text:tab/><text:tab/> Geeta <text:tab/><text:tab/>14 years</text:p>
      <text:p text:style-name="P1"><text:tab/><text:tab/> Sita <text:tab/><text:tab/>20 years</text:p>
      <text:p text:style-name="P1"/>
      <text:p text:style-name="P2">Q<text:span text:style-name="T1">2</text:span>. <text:span text:style-name="T1">Try out these python builtin functions on a string variables : name = “Peter” and password = “$45^123A”. </text:span></text:p>
      <text:p text:style-name="P2"/>
      <text:p text:style-name="P2"><text:tab/>'isalnum' <text:tab/>'isalpha' <text:tab/>'isascii' <text:tab/>'isdecimal' <text:tab/>'isdigit' <text:tab/>'isidentifier' <text:tab/>'islower' <text:tab/>'isnumeric' <text:tab/>'isprintable' <text:tab/>'isspace' <text:tab/>'istitle'<text:tab/> <text:tab/>'isupper'</text:p>
      <text:p text:style-name="P3"/>
      <text:p text:style-name="P3">Check out the lecture video to figure out how to use builin functions on the initialised string variable. <text:span text:style-name="T2">These functions would give you boolean output (i.e., True of False). Justify your answers. </text:span></text:p>
      <text:p text:style-name="P2"/>
      <text:p text:style-name="P1">Q<text:span text:style-name="T1">3</text:span>. Initialise a variable with the following string: </text:p>
      <text:p text:style-name="P1"/>
      <text:p text:style-name="P1"><text:tab/>Me and My best friend are neighbours. I like to play with my best frined.</text:p>
      <text:p text:style-name="P1"><text:s text:c="6"/></text:p>
      <text:p text:style-name="P1">Print this whole message in all capital letters and all small letters. <text:span text:style-name="T1">(</text:span>Use builtin functions of string data-type when required. <text:span text:style-name="T1">)</text:span></text:p>
      <text:p text:style-name="P1"/>
      <text:p text:style-name="P1">Q<text:span text:style-name="T1">4</text:span>. In the statement in Q2., find the occurences of ‘best frined’ and ‘my’. The print the message again by replacing all the occurences of ‘best friend’ with ‘worst enemy’ and ‘like’ with ‘hate’. <text:span text:style-name="T1">(</text:span>Use builtin functions of string data-type when required. <text:span text:style-name="T1">)</text:span></text:p>
      <text:p text:style-name="P1"/>
      <text:p text:style-name="P4">Q5. <text:span text:style-name="T3">Initialise a user provided input string in python and check if it starts with ‘I am’ and ends with ‘school’. Now, swap the case of every letter of the provided string (that is all capital letters would become small letters and vice versa). </text:span></text:p>
      <text:p text:style-name="P4"/>
      <text:p text:style-name="P4"><text:s/><text:span text:style-name="T4">Q6</text:span>. Construct a string of your full-name with all small letters. Then use a string operation to Capitalize all the letters, and print the resulting string. Now use this capitalized string and make only the first letter in each word capital and print the resulting string. </text:p>
      <text:p text:style-name="P4"/>
      <text:p text:style-name="P4"><text:s text:c="2"/><text:span text:style-name="T4">Q7</text:span>. Construct a string to represent the statement written below and print it:</text:p>
      <text:p text:style-name="P4"/>
      <text:p text:style-name="P4"><text:s text:c="8"/>Strings is one of Python's features.</text:p>
      <text:p text:style-name="P4"><text:s text:c="4"/></text:p>
      <text:p text:style-name="P4"><text:s text:c="7"/>Now do the same for the following sentence:</text:p>
      <text:p text:style-name="P4"/>
      <text:p text:style-name="P4"><text:s text:c="8"/>Raj said "I don't want to go for the trip"</text:p>
      <text:p text:style-name="P4"/>
      <text:p text:style-name="P4"><text:s text:c="2"/><text:span text:style-name="T4">Q8</text:span>. Construct a string equivalent to the following sentence:</text:p>
      <text:p text:style-name="P4"/>
      <text:p text:style-name="P4"><text:s text:c="8"/>"city_name is a big city"</text:p>
      <text:p text:style-name="P4"/>
      <text:p text:style-name="P4"><text:s text:c="8"/>Now format and print this string so that 'city_name' is replaced by 'mumbai'</text:p>
      <text:p text:style-name="P4"><text:soft-page-break/><text:s text:c="8"/>Finally, perform another string operation on this string so that the sentence starts with a capital letter</text:p>
      <text:p text:style-name="P4"/>
      <text:p text:style-name="P4"><text:s text:c="4"/><text:span text:style-name="T4">Q9</text:span>. Modify the string "Amar Akbar Anthony" so that when printed, each word will appear on a new line.</text:p>
      <text:p text:style-name="P4"/>
      <text:p text:style-name="P4"><text:s text:c="4"/><text:span text:style-name="T4">Q10</text:span>. Consider the string " <text:s/>Computers are powerful. <text:s/>". Notice the spaces before the first and after the last words. Modify the string to remove these, and print the string. </text:p>
      <text:p text:style-name="P4"><text:s text:c="8"/></text:p>
      <text:p text:style-name="P4"><text:s text:c="4"/><text:span text:style-name="T4">Q11</text:span>. For the string in the above example, count the number of times each of the vowels "a", "e", "i", "o", "u" appear in the string.</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1:25:13.397060960</meta:creation-date>
    <dc:date>2021-02-01T16:36:46.032242640</dc:date>
    <meta:editing-duration>PT10M2S</meta:editing-duration>
    <meta:editing-cycles>4</meta:editing-cycles>
    <meta:generator>LibreOffice/6.4.6.2$Linux_X86_64 LibreOffice_project/40$Build-2</meta:generator>
    <meta:document-statistic meta:table-count="0" meta:image-count="0" meta:object-count="0" meta:page-count="2" meta:paragraph-count="31" meta:word-count="445" meta:character-count="2717" meta:non-whitespace-character-count="2171"/>
  </office:meta>
</office:document-meta>
</file>